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liczba przepracowanych nadgodzin jest mniejsza lub </text:p>
            <text:p text:style-name="P1">równa liczbie nadgodzin bez premii to płaca wtedy jest </text:p>
            <text:p text:style-name="P1">równa iloczynowi liczbie godzin przepracowanych </text:p>
            <text:p text:style-name="P1">nadgodzin oraz stawce, jaka obowiązuje za 1 nadgodzinę </text:p>
            <text:p text:style-name="P1">Pracy. </text:p>
            <text:p text:style-name="P1">Natomiast jeżeli podany warunek nie jest spełniony, </text:p>
            <text:p text:style-name="P1">Czyli liczba nadgodzin jest mniejsza lub równa liczbie </text:p>
            <text:p text:style-name="P1">Przeprowadzonych nadgodzin to płaca jest równa temu </text:p>
            <text:p text:style-name="P1">Iloczynowi, powiększonemu o różnicę przeprowadzonych </text:p>
            <text:p text:style-name="P1">Nadgodzin a normą, pomnożoną przez stawkę oraz dodatek.</text:p>
            <text:p text:style-name="P1"><text:s/>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5:00.19411468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35:58.169644201</dc:date>
    <meta:print-date>2003-03-13T12:37:37</meta:print-date>
    <meta:generator>LibreOffice/6.0.2.1$Linux_X86_64 LibreOffice_project/00m0$Build-1</meta:generator>
    <meta:editing-duration>PT41M57S</meta:editing-duration>
    <meta:editing-cycles>3</meta:editing-cycles>
    <meta:document-statistic meta:table-count="3" meta:cell-count="16" meta:object-count="2"/>
  </office:meta>
</office:document-meta>
</file>